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216C8C3EBB0647E4A51.png" manifest:media-type="image/png"/>
  <manifest:file-entry manifest:full-path="Pictures/10000201000002B9000001ADBE465E225005E22C.png" manifest:media-type="image/png"/>
  <manifest:file-entry manifest:full-path="Pictures/10000201000002B9000001ADB95DA6C8A593961E.png" manifest:media-type="image/png"/>
  <manifest:file-entry manifest:full-path="Pictures/10000000000002B9000001AD7A87DEB860FEE0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Bahnschrift SemiBold1" svg:font-family="'Bahnschrift SemiBol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691cm"/>
    </style:style>
    <style:style style:name="gr5" style:family="graphic" style:parent-style-name="standard">
      <style:graphic-properties draw:stroke="solid" svg:stroke-width="0.054cm" svg:stroke-color="#333333" draw:stroke-linejoin="round" svg:stroke-linecap="round" draw:fill="solid" draw:fill-color="#ff0000" fo:padding-top="0.027cm" fo:padding-bottom="0.027cm" fo:padding-left="0.027cm" fo:padding-right="0.0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5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34cm" fo:min-width="1.6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2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2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9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93cm" fo:min-width="5.0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72cm" fo:min-width="1.949cm"/>
    </style:style>
    <style:style style:name="gr15" style:family="graphic" style:parent-style-name="standard">
      <style:graphic-properties svg:stroke-width="0.053cm" svg:stroke-color="#1c1c1c" draw:marker-start-width="0.279cm" draw:marker-end-width="0.279cm" draw:fill-color="#dddddd" draw:textarea-horizontal-align="justify" draw:textarea-vertical-align="middle" draw:auto-grow-height="false" fo:min-height="0.656cm" fo:min-width="0.656cm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54cm" svg:stroke-color="#333333" draw:stroke-linejoin="round" svg:stroke-linecap="round" draw:fill="solid" draw:fill-color="#eeeeee" fo:padding-top="0.027cm" fo:padding-bottom="0.027cm" fo:padding-left="0.027cm" fo:padding-right="0.0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cm" fo:min-width="2.885cm"/>
    </style:style>
    <style:style style:name="gr18" style:family="graphic" style:parent-style-name="objectwithoutfill">
      <style:graphic-properties svg:stroke-width="0.053cm" svg:stroke-color="#c9211e" draw:marker-start="Circle" draw:marker-start-width="0.279cm" draw:marker-end="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2.7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2.5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cm" fo:min-width="2.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cm" fo:min-width="1.69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7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68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7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cm" fo:min-width="1.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73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73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7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5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79cm" fo:min-width="2.8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2.18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79cm" fo:min-width="3.0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708cm"/>
    </style:style>
    <style:style style:name="gr38" style:family="graphic" style:parent-style-name="standard">
      <style:graphic-properties draw:stroke="solid" svg:stroke-width="0.054cm" svg:stroke-color="#333333" draw:stroke-linejoin="round" svg:stroke-linecap="round" draw:fill="solid" draw:fill-color="#77bc65" fo:padding-top="0.027cm" fo:padding-bottom="0.027cm" fo:padding-left="0.027cm" fo:padding-right="0.027cm"/>
    </style:style>
    <style:style style:name="gr39" style:family="graphic" style:parent-style-name="standard">
      <style:graphic-properties svg:stroke-width="0.035cm" svg:stroke-color="#333333" draw:marker-start-width="0.252cm" draw:marker-end-width="0.252cm" draw:fill-color="#b2b2b2" draw:textarea-horizontal-align="justify" draw:textarea-vertical-align="middle" draw:auto-grow-height="false" fo:min-height="2.367cm" fo:min-width="2.367cm" fo:padding-top="0.017cm" fo:padding-bottom="0.017cm" fo:padding-left="0.017cm" fo:padding-right="0.017cm"/>
    </style:style>
    <style:style style:name="gr40" style:family="graphic" style:parent-style-name="standard">
      <style:graphic-properties draw:stroke="solid" svg:stroke-width="0.054cm" svg:stroke-color="#333333" draw:stroke-linejoin="round" svg:stroke-linecap="round" draw:fill="solid" draw:fill-color="#ffff00" fo:padding-top="0.027cm" fo:padding-bottom="0.027cm" fo:padding-left="0.027cm" fo:padding-right="0.02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8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4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cm" fo:min-width="1.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5cm" fo:min-width="1.68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47cm" fo:min-width="2.4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301cm" fo:min-width="1.628cm"/>
    </style:style>
    <style:style style:name="gr48" style:family="graphic" style:parent-style-name="Objekt_20_utan_20_fyllning_20_och_20_uta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Bahnschrift SemiBold" fo:font-size="22pt" fo:font-weight="bold" style:font-size-asian="13pt" style:font-weight-asian="bold" style:font-size-complex="13pt" style:font-weight-complex="bold"/>
    </style:style>
    <style:style style:name="P4" style:family="paragraph">
      <loext:graphic-properties draw:fill="none" draw:fill-color="#ffffff"/>
      <style:text-properties style:font-name="Bahnschrift SemiBold" fo:font-size="12.1000003814697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Bahnschrift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solid" draw:fill-color="#ff0000"/>
      <style:text-properties style:font-name="Bahnschrift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Bahnschrift"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loext:graphic-properties draw:fill="none" draw:fill-color="#ffffff"/>
      <style:paragraph-properties fo:text-align="center"/>
      <style:text-properties fo:color="#ffffff" style:font-name="Bahnschrift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Bahnschrift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Bahnschrift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="solid" draw:fill-color="#eeeeee"/>
    </style:style>
    <style:style style:name="P16" style:family="paragraph">
      <loext:graphic-properties draw:fill="none" draw:fill-color="#ffffff"/>
      <style:paragraph-properties fo:text-align="center"/>
      <style:text-properties style:font-name="Bahnschrift"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  <style:text-properties style:font-name="Bahnschrift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style:font-name="Bahnschrift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ffffff" style:font-name="Bahnschrift" fo:font-size="14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ffffff" style:font-name="Bahnschrift" fo:font-size="14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  <style:text-properties fo:color="#ffffff" fo:font-size="14pt"/>
    </style:style>
    <style:style style:name="P23" style:family="paragraph">
      <loext:graphic-properties draw:fill="none" draw:fill-color="#ffffff"/>
      <style:paragraph-properties fo:text-align="center"/>
      <style:text-properties fo:color="#ffffff" style:font-name="Bahnschrift" fo:font-size="14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ffffff" style:font-name="Bahnschrift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0000" style:font-name="Bahnschrift" fo:font-size="11pt" fo:font-weight="bold" style:font-size-asian="11pt" style:font-weight-asian="bold" style:font-size-complex="11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ffffff" style:font-name="Bahnschrift" fo:font-size="20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77bc65"/>
      <style:text-properties style:font-name="Bahnschrift"/>
    </style:style>
    <style:style style:name="P28" style:family="paragraph">
      <loext:graphic-properties draw:fill="none" draw:fill-color="#ffffff"/>
      <style:paragraph-properties fo:text-align="center"/>
      <style:text-properties fo:color="#ffffff" fo:font-size="20pt"/>
    </style:style>
    <style:style style:name="P29" style:family="paragraph">
      <loext:graphic-properties draw:fill="none" draw:fill-color="#ffffff"/>
      <style:paragraph-properties fo:text-align="center"/>
      <style:text-properties fo:color="#ffffff" style:font-name="Bahnschrift" fo:font-size="18pt" fo:font-weight="bold" style:font-size-asian="15pt" style:font-weight-asian="bold" style:font-size-complex="15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ffffff" style:font-name="Bahnschrift" fo:font-size="18pt" fo:font-weight="bold" style:font-size-asian="13pt" style:font-weight-asian="bold" style:font-size-complex="13pt" style:font-weight-complex="bold"/>
    </style:style>
    <style:style style:name="P31" style:family="paragraph">
      <loext:graphic-properties draw:fill="none" draw:fill-color="#ffffff"/>
      <style:text-properties fo:color="#ffffff" fo:font-size="20pt"/>
    </style:style>
    <style:style style:name="P32" style:family="paragraph">
      <loext:graphic-properties draw:fill="none" draw:fill-color="#ffffff"/>
      <style:paragraph-properties fo:text-align="center"/>
      <style:text-properties fo:color="#ffffff" style:font-name="Bahnschrift" fo:font-size="20pt" fo:font-weight="bold" style:font-size-asian="14pt" style:font-weight-asian="bold" style:font-size-complex="14pt" style:font-weight-complex="bold"/>
    </style:style>
    <style:style style:name="P33" style:family="paragraph">
      <loext:graphic-properties draw:fill-color="#b2b2b2"/>
      <style:paragraph-properties fo:text-align="center"/>
    </style:style>
    <style:style style:name="P34" style:family="paragraph">
      <loext:graphic-properties draw:fill="none" draw:fill-color="#ffffff"/>
      <style:paragraph-properties fo:text-align="end"/>
      <style:text-properties fo:color="#000000" style:font-name="Bahnschrift SemiBold" fo:font-size="22pt" fo:font-weight="bold" style:font-size-asian="13pt" style:font-weight-asian="bold" style:font-size-complex="13pt" style:font-weight-complex="bold"/>
    </style:style>
    <style:style style:name="P35" style:family="paragraph">
      <loext:graphic-properties draw:fill="solid" draw:fill-color="#ffff00"/>
      <style:text-properties style:font-name="Bahnschrift"/>
    </style:style>
    <style:style style:name="P36" style:family="paragraph">
      <loext:graphic-properties draw:fill="none" draw:fill-color="#ffffff"/>
      <style:paragraph-properties fo:text-align="center"/>
      <style:text-properties fo:color="#ffffff" style:font-name="Bahnschrift" fo:font-size="16pt" fo:font-weight="bold" style:font-size-asian="18pt" style:font-weight-asian="bold" style:font-size-complex="18pt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color="#ffffff" style:font-name="Bahnschrift" fo:font-size="12pt" fo:font-weight="bold" style:font-size-asian="12pt" style:font-weight-asian="bold" style:font-size-complex="12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color="#ffffff" style:font-name="Bahnschrift" fo:font-size="12pt" fo:font-weight="bold" style:font-size-asian="13pt" style:font-weight-asian="bold" style:font-size-complex="13pt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color="#ffffff" style:font-name="Bahnschrift" fo:font-size="12pt" fo:font-weight="bold" style:font-size-asian="18pt" style:font-weight-asian="bold" style:font-size-complex="18pt" style:font-weight-complex="bold"/>
    </style:style>
    <style:style style:name="P40" style:family="paragraph">
      <loext:graphic-properties draw:fill="none" draw:fill-color="#ffffff"/>
      <style:text-properties fo:color="#000000" fo:font-size="14pt"/>
    </style:style>
    <style:style style:name="P41" style:family="paragraph">
      <loext:graphic-properties draw:fill="none" draw:fill-color="#ffffff"/>
      <style:paragraph-properties fo:text-align="center"/>
      <style:text-properties fo:color="#ffffff" style:font-name="Bahnschrift" fo:font-size="12pt" fo:font-weight="bold" style:font-size-asian="16pt" style:font-weight-asian="bold" style:font-size-complex="16pt" style:font-weight-complex="bold"/>
    </style:style>
    <style:style style:name="P42" style:family="paragraph">
      <loext:graphic-properties draw:fill-color="#b2b2b2"/>
      <style:paragraph-properties fo:text-align="center"/>
      <style:text-properties fo:color="#ffffff" fo:font-size="12pt"/>
    </style:style>
    <style:style style:name="P43" style:family="paragraph">
      <loext:graphic-properties draw:fill-color="#dddddd"/>
      <style:paragraph-properties fo:text-align="center"/>
      <style:text-properties fo:color="#ffffff" fo:font-size="12pt"/>
    </style:style>
    <style:style style:name="P44" style:family="paragraph">
      <loext:graphic-properties draw:fill-color="#b2b2b2"/>
      <style:paragraph-properties fo:text-align="center"/>
      <style:text-properties fo:color="#ffffff"/>
    </style:style>
    <style:style style:name="P45" style:family="paragraph">
      <loext:graphic-properties draw:fill-color="#dddddd"/>
      <style:paragraph-properties fo:text-align="center"/>
      <style:text-properties fo:color="#ffffff"/>
    </style:style>
    <style:style style:name="T1" style:family="text">
      <style:text-properties style:font-name="Bahnschrift" fo:font-size="18pt" fo:font-weight="bold" style:font-size-asian="24pt" style:font-weight-asian="bold" style:font-size-complex="24pt" style:font-weight-complex="bold"/>
    </style:style>
    <style:style style:name="T2" style:family="text">
      <style:text-properties style:font-name="Bahnschrift" fo:font-size="12pt" fo:font-weight="bold" style:font-size-asian="26pt" style:font-weight-asian="bold" style:font-size-complex="26pt" style:font-weight-complex="bold"/>
    </style:style>
    <style:style style:name="T3" style:family="text">
      <style:text-properties style:font-name="Bahnschrift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ffffff" style:font-name="Bahnschrift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style:font-name="Bahnschrift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Bahnschrift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Bahnschrift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style:font-name="Bahnschrift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Bahnschrift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Bahnschrift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ffff" style:font-name="Bahnschrift" fo:font-size="14pt" fo:font-weight="bold" style:font-size-asian="18pt" style:font-weight-asian="bold" style:font-size-complex="18pt" style:font-weight-complex="bold"/>
    </style:style>
    <style:style style:name="T12" style:family="text">
      <style:text-properties fo:color="#ffffff" style:font-name="Bahnschrift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style:font-name="Bahnschrift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ffffff" style:font-name="Bahnschrift" fo:font-size="20pt" fo:font-weight="bold" style:font-size-asian="18pt" style:font-weight-asian="bold" style:font-size-complex="18pt" style:font-weight-complex="bold"/>
    </style:style>
    <style:style style:name="T15" style:family="text">
      <style:text-properties fo:color="#ffffff" style:font-name="Bahnschrift" fo:font-size="18pt" fo:font-weight="bold" style:font-size-asian="15pt" style:font-weight-asian="bold" style:font-size-complex="15pt" style:font-weight-complex="bold"/>
    </style:style>
    <style:style style:name="T16" style:family="text">
      <style:text-properties fo:color="#ffffff" style:font-name="Bahnschrift" fo:font-size="18pt" fo:font-weight="bold" style:font-size-asian="13pt" style:font-weight-asian="bold" style:font-size-complex="13pt" style:font-weight-complex="bold"/>
    </style:style>
    <style:style style:name="T17" style:family="text">
      <style:text-properties fo:color="#ffffff" style:font-name="Bahnschrift" fo:font-size="20pt" fo:font-weight="bold" style:font-size-asian="14pt" style:font-weight-asian="bold" style:font-size-complex="14pt" style:font-weight-complex="bold"/>
    </style:style>
    <style:style style:name="T18" style:family="text">
      <style:text-properties fo:color="#000000" style:font-name="Bahnschrift" fo:font-size="18pt" fo:font-weight="bold" style:font-size-asian="24pt" style:font-weight-asian="bold" style:font-size-complex="24pt" style:font-weight-complex="bold"/>
    </style:style>
    <style:style style:name="T19" style:family="text">
      <style:text-properties fo:color="#ffffff" style:font-name="Bahnschrift" fo:font-size="16pt" fo:font-weight="bold" style:font-size-asian="18pt" style:font-weight-asian="bold" style:font-size-complex="18pt" style:font-weight-complex="bold"/>
    </style:style>
    <style:style style:name="T20" style:family="text">
      <style:text-properties fo:color="#ffffff" style:font-name="Bahnschrift" fo:font-size="16pt" fo:font-weight="bold" style:font-size-asian="15pt" style:font-weight-asian="bold" style:font-size-complex="15pt" style:font-weight-complex="bold"/>
    </style:style>
    <style:style style:name="T21" style:family="text">
      <style:text-properties fo:color="#ffffff" style:font-name="Bahnschrift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ffffff" style:font-name="Bahnschrift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9.553cm" svg:height="11.6cm" svg:x="1.082cm" svg:y="3.47cm">
          <draw:image xlink:href="Pictures/100002010000038400000216C8C3EBB0647E4A51.png" xlink:type="simple" xlink:show="embed" xlink:actuate="onLoad" loext:mime-type="image/png">
            <text:p/>
          </draw:image>
        </draw:frame>
        <draw:frame draw:style-name="gr1" draw:text-style-name="P1" draw:layer="layout" svg:width="19.553cm" svg:height="11.6cm" svg:x="1.081cm" svg:y="15.07cm">
          <draw:image xlink:href="Pictures/100002010000038400000216C8C3EBB0647E4A51.png" xlink:type="simple" xlink:show="embed" xlink:actuate="onLoad" loext:mime-type="image/png">
            <text:p/>
          </draw:image>
        </draw:frame>
        <draw:frame draw:style-name="gr2" draw:text-style-name="P3" draw:layer="layout" svg:width="5.159cm" svg:height="0.8cm" svg:x="15.655cm" svg:y="2.77cm">
          <draw:text-box>
            <text:p text:style-name="P2"><text:span text:style-name="T1">DCS <text:s/>Ka-50 <text:s text:c="2"/>v 1.1</text:span></text:p>
          </draw:text-box>
        </draw:frame>
        <draw:frame draw:style-name="gr3" draw:text-style-name="P4" draw:layer="layout" svg:width="5.589cm" svg:height="1.271cm" svg:x="15.155cm" svg:y="1.371cm">
          <draw:text-box>
            <text:p><text:span text:style-name="T2"><text:s text:c="23"/></text:span><text:span text:style-name="T2">Logitech G13 Keypad</text:span></text:p>
            <text:p><text:span text:style-name="T3"><text:s text:c="115"/></text:span><text:span text:style-name="T3">BY MAZEX</text:span></text:p>
          </draw:text-box>
        </draw:frame>
        <draw:frame draw:style-name="gr4" draw:text-style-name="P6" draw:layer="layout" svg:width="1.691cm" svg:height="1.301cm" svg:x="8.335cm" svg:y="4.269cm">
          <draw:text-box>
            <text:p text:style-name="P5"><text:span text:style-name="T4"><text:s text:c="4"/></text:span><text:span text:style-name="T4">2</text:span></text:p>
          </draw:text-box>
        </draw:frame>
        <draw:path draw:style-name="gr5" draw:text-style-name="P7" draw:layer="layout" svg:width="5.916cm" svg:height="0.898cm" svg:x="1.722cm" svg:y="2.21cm" svg:viewBox="0 0 5917 899" svg:d="M5917 135c0-74-182-135-411-135h-5098c-222 0-408 61-408 135v630c0 74 186 134 408 134h5098c229 0 411-60 411-134z">
          <text:p/>
        </draw:path>
        <draw:frame draw:style-name="gr4" draw:text-style-name="P8" draw:layer="layout" svg:width="1.691cm" svg:height="1.301cm" svg:x="6.235cm" svg:y="8.37cm">
          <draw:text-box>
            <text:p text:style-name="P5"><text:span text:style-name="T4"><text:s text:c="4"/></text:span><text:span text:style-name="T4">7</text:span></text:p>
          </draw:text-box>
        </draw:frame>
        <draw:frame draw:style-name="gr4" draw:text-style-name="P6" draw:layer="layout" svg:width="1.691cm" svg:height="1.301cm" svg:x="8.321cm" svg:y="6.292cm">
          <draw:text-box>
            <text:p text:style-name="P5"><text:span text:style-name="T4"><text:s text:c="4"/></text:span><text:span text:style-name="T4">5</text:span></text:p>
          </draw:text-box>
        </draw:frame>
        <draw:frame draw:style-name="gr4" draw:text-style-name="P6" draw:layer="layout" svg:width="1.691cm" svg:height="1.301cm" svg:x="6.16cm" svg:y="6.273cm">
          <draw:text-box>
            <text:p text:style-name="P5"><text:span text:style-name="T4"><text:s text:c="4"/></text:span><text:span text:style-name="T4">4</text:span></text:p>
          </draw:text-box>
        </draw:frame>
        <draw:frame draw:style-name="gr4" draw:text-style-name="P6" draw:layer="layout" svg:width="1.691cm" svg:height="1.301cm" svg:x="6.35cm" svg:y="4.274cm">
          <draw:text-box>
            <text:p text:style-name="P5"><text:span text:style-name="T4"><text:s text:c="3"/></text:span><text:span text:style-name="T4">1</text:span></text:p>
          </draw:text-box>
        </draw:frame>
        <draw:frame draw:style-name="gr4" draw:text-style-name="P6" draw:layer="layout" svg:width="1.691cm" svg:height="1.301cm" svg:x="10.409cm" svg:y="4.275cm">
          <draw:text-box>
            <text:p text:style-name="P5"><text:span text:style-name="T4"><text:s text:c="4"/></text:span><text:span text:style-name="T4">3</text:span></text:p>
          </draw:text-box>
        </draw:frame>
        <draw:frame draw:style-name="gr6" draw:text-style-name="P9" draw:layer="layout" svg:width="0.002cm" svg:height="0.937cm" svg:x="11.435cm" svg:y="5.17cm">
          <draw:text-box>
            <text:p/>
          </draw:text-box>
        </draw:frame>
        <draw:frame draw:style-name="gr7" draw:text-style-name="P6" draw:layer="layout" svg:width="1.313cm" svg:height="1.301cm" svg:x="10.622cm" svg:y="6.334cm">
          <draw:text-box>
            <text:p text:style-name="P5"><text:span text:style-name="T4"><text:s text:c="2"/></text:span><text:span text:style-name="T4">6</text:span></text:p>
          </draw:text-box>
        </draw:frame>
        <draw:frame draw:style-name="gr8" draw:text-style-name="P6" draw:layer="layout" svg:width="1.584cm" svg:height="1.301cm" svg:x="2.151cm" svg:y="4.27cm">
          <draw:text-box>
            <text:p text:style-name="P5"><text:span text:style-name="T4">FIX</text:span></text:p>
            <text:p text:style-name="P5"><text:span text:style-name="T4">PNT</text:span></text:p>
          </draw:text-box>
        </draw:frame>
        <draw:frame draw:style-name="gr4" draw:text-style-name="P6" draw:layer="layout" svg:width="1.691cm" svg:height="1.301cm" svg:x="4.252cm" svg:y="4.276cm">
          <draw:text-box>
            <text:p text:style-name="P5"><text:span text:style-name="T4">WPT</text:span></text:p>
          </draw:text-box>
        </draw:frame>
        <draw:frame draw:style-name="gr4" draw:text-style-name="P6" draw:layer="layout" svg:width="1.691cm" svg:height="1.301cm" svg:x="3.986cm" svg:y="6.269cm">
          <draw:text-box>
            <text:p text:style-name="P5"><text:span text:style-name="T4">AIR</text:span></text:p>
            <text:p text:style-name="P5"><text:span text:style-name="T4">FIELD</text:span></text:p>
          </draw:text-box>
        </draw:frame>
        <draw:frame draw:style-name="gr9" draw:text-style-name="P10" draw:layer="layout" svg:width="1.675cm" svg:height="1.334cm" svg:x="2.155cm" svg:y="6.136cm">
          <draw:text-box>
            <text:p text:style-name="P5"><text:span text:style-name="T5">SELF</text:span></text:p>
            <text:p text:style-name="P5"><text:span text:style-name="T5">COOR</text:span></text:p>
          </draw:text-box>
        </draw:frame>
        <draw:frame draw:style-name="gr4" draw:text-style-name="P6" draw:layer="layout" svg:width="1.691cm" svg:height="1.301cm" svg:x="4.035cm" svg:y="8.37cm">
          <draw:text-box>
            <text:p text:style-name="P5"><text:span text:style-name="T4">NAV</text:span></text:p>
            <text:p text:style-name="P5"><text:span text:style-name="T4">TGT</text:span></text:p>
          </draw:text-box>
        </draw:frame>
        <draw:frame draw:style-name="gr4" draw:text-style-name="P6" draw:layer="layout" svg:width="1.691cm" svg:height="1.301cm" svg:x="12.495cm" svg:y="4.277cm">
          <draw:text-box>
            <text:p text:style-name="P5"><text:span text:style-name="T4">INT</text:span></text:p>
            <text:p text:style-name="P5"><text:span text:style-name="T4">PNT</text:span></text:p>
          </draw:text-box>
        </draw:frame>
        <draw:frame draw:style-name="gr4" draw:text-style-name="P6" draw:layer="layout" svg:width="1.691cm" svg:height="1.301cm" svg:x="12.492cm" svg:y="6.331cm">
          <draw:text-box>
            <text:p text:style-name="P5"><text:span text:style-name="T6">WIND</text:span></text:p>
            <text:p text:style-name="P5"><text:span text:style-name="T6">DI/SP</text:span></text:p>
          </draw:text-box>
        </draw:frame>
        <draw:frame draw:style-name="gr4" draw:text-style-name="P6" draw:layer="layout" svg:width="1.691cm" svg:height="1.301cm" svg:x="12.717cm" svg:y="8.315cm">
          <draw:text-box>
            <text:p text:style-name="P5"><text:span text:style-name="T4">DTA</text:span></text:p>
            <text:p text:style-name="P5"><text:span text:style-name="T4">DH</text:span></text:p>
          </draw:text-box>
        </draw:frame>
        <draw:frame draw:style-name="gr10" draw:text-style-name="P11" draw:layer="layout" svg:width="2.144cm" svg:height="1.301cm" svg:x="14.459cm" svg:y="4.27cm">
          <draw:text-box>
            <text:p text:style-name="P5"><text:span text:style-name="T6">T-HEAD</text:span></text:p>
            <text:p text:style-name="P5"><text:span text:style-name="T6">TIME/DIS</text:span></text:p>
          </draw:text-box>
        </draw:frame>
        <draw:frame draw:style-name="gr4" draw:text-style-name="P10" draw:layer="layout" svg:width="1.691cm" svg:height="1.301cm" svg:x="8.255cm" svg:y="10.47cm">
          <draw:text-box>
            <text:p text:style-name="P5"><text:span text:style-name="T4"><text:s text:c="4"/></text:span><text:span text:style-name="T4">0</text:span></text:p>
          </draw:text-box>
        </draw:frame>
        <draw:frame draw:style-name="gr11" draw:text-style-name="P6" draw:layer="layout" svg:width="2.483cm" svg:height="1.301cm" svg:x="10.608cm" svg:y="10.416cm">
          <draw:text-box>
            <text:p text:style-name="P5"><text:span text:style-name="T4">RESET</text:span></text:p>
          </draw:text-box>
        </draw:frame>
        <draw:frame draw:style-name="gr12" draw:text-style-name="P6" draw:layer="layout" svg:width="1.928cm" svg:height="1.301cm" svg:x="5.527cm" svg:y="10.37cm">
          <draw:text-box>
            <text:p text:style-name="P5"><text:span text:style-name="T4">ENTER</text:span></text:p>
          </draw:text-box>
        </draw:frame>
        <draw:frame draw:style-name="gr13" draw:text-style-name="P12" draw:layer="layout" svg:width="5.082cm" svg:height="0.693cm" svg:x="2.173cm" svg:y="2.377cm">
          <draw:text-box>
            <text:p text:style-name="P5"><text:span text:style-name="T7">MODE 1 – PVI-800</text:span></text:p>
          </draw:text-box>
        </draw:frame>
        <draw:frame draw:style-name="gr14" draw:text-style-name="P8" draw:layer="layout" svg:width="1.949cm" svg:height="1.372cm" svg:x="14.486cm" svg:y="6.198cm">
          <draw:text-box>
            <text:p text:style-name="P5"><text:span text:style-name="T8">HEAD/RA</text:span></text:p>
            <text:p text:style-name="P13"><text:span text:style-name="T8">TGT</text:span></text:p>
            <text:p text:style-name="P13"><text:span text:style-name="T8">PNT</text:span></text:p>
          </draw:text-box>
        </draw:frame>
        <draw:custom-shape draw:style-name="gr15" draw:text-style-name="P14" draw:layer="layout" svg:width="1cm" svg:height="1cm" svg:x="17.835cm" svg:y="10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5" draw:layer="layout" svg:width="3.179cm" svg:height="0.799cm" svg:x="17.455cm" svg:y="7.87cm" svg:viewBox="0 0 3180 800" svg:d="M0 119c0-66 97-119 221-119h2740c120 0 219 53 219 119v561c0 67-99 120-219 120h-2740c-124 0-221-53-221-120z">
          <text:p/>
        </draw:path>
        <draw:frame draw:style-name="gr17" draw:text-style-name="P16" draw:layer="layout" svg:width="2.885cm" svg:height="0.71cm" svg:x="17.599cm" svg:y="7.96cm">
          <draw:text-box>
            <text:p text:style-name="P5"><text:span text:style-name="T9">Mode Left/Right </text:span></text:p>
          </draw:text-box>
        </draw:frame>
        <draw:line draw:style-name="gr18" draw:text-style-name="P17" draw:layer="layout" svg:x1="18.355cm" svg:y1="11.87cm" svg:x2="16.755cm" svg:y2="7.57cm">
          <text:p/>
        </draw:line>
        <draw:frame draw:style-name="gr19" draw:text-style-name="P18" draw:layer="layout" svg:width="2.724cm" svg:height="1.301cm" draw:transform="rotate (1.5707963267949) translate (15.37cm 12.17cm)">
          <draw:text-box>
            <text:p text:style-name="P13"><text:span text:style-name="T10">FIX METHOD</text:span></text:p>
          </draw:text-box>
        </draw:frame>
        <draw:frame draw:style-name="gr20" draw:text-style-name="P19" draw:layer="layout" svg:width="2.594cm" svg:height="1.301cm" draw:transform="rotate (0.653102206096278) translate (16.512cm 13.921cm)">
          <draw:text-box>
            <text:p text:style-name="P5"><text:span text:style-name="T10">DL POWER</text:span></text:p>
          </draw:text-box>
        </draw:frame>
        <draw:path draw:style-name="gr16" draw:text-style-name="P15" draw:layer="layout" svg:width="2.999cm" svg:height="0.898cm" svg:x="16.555cm" svg:y="6.67cm" svg:viewBox="0 0 3000 899" svg:d="M0 134c0-74 93-134 208-134h2585c113 0 207 60 207 134v630c0 75-94 135-207 135h-2585c-115 0-208-60-208-135z">
          <text:p/>
        </draw:path>
        <draw:frame draw:style-name="gr21" draw:text-style-name="P16" draw:layer="layout" svg:width="2.58cm" svg:height="0.71cm" svg:x="16.746cm" svg:y="6.769cm">
          <draw:text-box>
            <text:p text:style-name="P5"><text:span text:style-name="T9">Light Up/Down</text:span></text:p>
          </draw:text-box>
        </draw:frame>
        <draw:frame draw:style-name="gr4" draw:text-style-name="P8" draw:layer="layout" svg:width="1.691cm" svg:height="1.301cm" svg:x="10.244cm" svg:y="8.37cm">
          <draw:text-box>
            <text:p text:style-name="P5"><text:span text:style-name="T4"><text:s text:c="4"/></text:span><text:span text:style-name="T4">9</text:span></text:p>
          </draw:text-box>
        </draw:frame>
        <draw:frame draw:style-name="gr4" draw:text-style-name="P8" draw:layer="layout" svg:width="1.691cm" svg:height="1.301cm" svg:x="8.235cm" svg:y="8.369cm">
          <draw:text-box>
            <text:p text:style-name="P5"><text:span text:style-name="T4"><text:s text:c="4"/></text:span><text:span text:style-name="T4">8</text:span></text:p>
          </draw:text-box>
        </draw:frame>
        <draw:line draw:style-name="gr18" draw:text-style-name="P17" draw:layer="layout" svg:x1="19.155cm" svg:y1="10.97cm" svg:x2="20.255cm" svg:y2="8.67cm">
          <text:p/>
        </draw:line>
        <draw:line draw:style-name="gr18" draw:text-style-name="P17" draw:layer="layout" svg:x1="17.555cm" svg:y1="10.97cm" svg:x2="20.229cm" svg:y2="8.663cm">
          <text:p/>
        </draw:line>
        <draw:line draw:style-name="gr18" draw:text-style-name="P17" draw:layer="layout" svg:x1="18.355cm" svg:y1="10.07cm" svg:x2="16.787cm" svg:y2="7.561cm">
          <text:p/>
        </draw:line>
        <draw:frame draw:style-name="gr22" draw:text-style-name="P20" draw:layer="layout" svg:width="1.691cm" svg:height="1.3cm" svg:x="8.264cm" svg:y="15.87cm">
          <draw:text-box>
            <text:p text:style-name="P5"><text:span text:style-name="T11">RALT+2</text:span></text:p>
          </draw:text-box>
        </draw:frame>
        <draw:frame draw:style-name="gr4" draw:text-style-name="P21" draw:layer="layout" svg:width="1.691cm" svg:height="1.301cm" svg:x="6.155cm" svg:y="19.97cm">
          <draw:text-box>
            <text:p text:style-name="P5"><text:span text:style-name="T11">RALT+7</text:span></text:p>
          </draw:text-box>
        </draw:frame>
        <draw:frame draw:style-name="gr23" draw:text-style-name="P20" draw:layer="layout" svg:width="1.7cm" svg:height="1.301cm" svg:x="8.255cm" svg:y="17.87cm">
          <draw:text-box>
            <text:p text:style-name="P5"><text:span text:style-name="T11">RALT+5</text:span></text:p>
          </draw:text-box>
        </draw:frame>
        <draw:frame draw:style-name="gr24" draw:text-style-name="P20" draw:layer="layout" svg:width="1.712cm" svg:height="1.301cm" svg:x="6.055cm" svg:y="17.87cm">
          <draw:text-box>
            <text:p text:style-name="P5"><text:span text:style-name="T11">RALT+4</text:span></text:p>
          </draw:text-box>
        </draw:frame>
        <draw:frame draw:style-name="gr4" draw:text-style-name="P20" draw:layer="layout" svg:width="1.691cm" svg:height="1.301cm" svg:x="6.155cm" svg:y="15.869cm">
          <draw:text-box>
            <text:p text:style-name="P5"><text:span text:style-name="T11">RALT+1</text:span></text:p>
          </draw:text-box>
        </draw:frame>
        <draw:frame draw:style-name="gr4" draw:text-style-name="P20" draw:layer="layout" svg:width="1.691cm" svg:height="1.301cm" svg:x="10.349cm" svg:y="15.848cm">
          <draw:text-box>
            <text:p text:style-name="P5"><text:span text:style-name="T11">RALT+3</text:span></text:p>
          </draw:text-box>
        </draw:frame>
        <draw:frame draw:style-name="gr6" draw:text-style-name="P22" draw:layer="layout" svg:width="0.002cm" svg:height="0.937cm" svg:x="11.435cm" svg:y="16.77cm">
          <draw:text-box>
            <text:p/>
          </draw:text-box>
        </draw:frame>
        <draw:frame draw:style-name="gr25" draw:text-style-name="P20" draw:layer="layout" svg:width="1.683cm" svg:height="1.301cm" svg:x="10.355cm" svg:y="17.87cm">
          <draw:text-box>
            <text:p text:style-name="P5"><text:span text:style-name="T11">RALT+6</text:span></text:p>
          </draw:text-box>
        </draw:frame>
        <draw:frame draw:style-name="gr26" draw:text-style-name="P20" draw:layer="layout" svg:width="2cm" svg:height="1.301cm" svg:x="1.755cm" svg:y="15.869cm">
          <draw:text-box>
            <text:p text:style-name="P5"><text:span text:style-name="T11">RALT+E</text:span></text:p>
          </draw:text-box>
        </draw:frame>
        <draw:frame draw:style-name="gr27" draw:text-style-name="P20" draw:layer="layout" svg:width="1.755cm" svg:height="1.301cm" svg:x="3.955cm" svg:y="15.87cm">
          <draw:text-box>
            <text:p text:style-name="P5"><text:span text:style-name="T11">RALT+Q</text:span></text:p>
          </draw:text-box>
        </draw:frame>
        <draw:frame draw:style-name="gr4" draw:text-style-name="P20" draw:layer="layout" svg:width="1.691cm" svg:height="1.301cm" svg:x="3.986cm" svg:y="17.7cm">
          <draw:text-box>
            <text:p text:style-name="P5"><text:span text:style-name="T11">RALT+T</text:span></text:p>
          </draw:text-box>
        </draw:frame>
        <draw:frame draw:style-name="gr28" draw:text-style-name="P23" draw:layer="layout" svg:width="1.75cm" svg:height="1.3cm" svg:x="1.855cm" svg:y="17.47cm">
          <draw:text-box>
            <text:p text:style-name="P5"><text:span text:style-name="T11">RALT+A</text:span></text:p>
          </draw:text-box>
        </draw:frame>
        <draw:frame draw:style-name="gr27" draw:text-style-name="P20" draw:layer="layout" svg:width="1.755cm" svg:height="1.301cm" svg:x="3.655cm" svg:y="19.969cm">
          <draw:text-box>
            <text:p text:style-name="P5"><text:span text:style-name="T11">RALT+U</text:span></text:p>
          </draw:text-box>
        </draw:frame>
        <draw:frame draw:style-name="gr29" draw:text-style-name="P20" draw:layer="layout" svg:width="1.738cm" svg:height="1.301cm" svg:x="12.417cm" svg:y="15.87cm">
          <draw:text-box>
            <text:p text:style-name="P5"><text:span text:style-name="T11">RALT+P</text:span></text:p>
          </draw:text-box>
        </draw:frame>
        <draw:frame draw:style-name="gr27" draw:text-style-name="P20" draw:layer="layout" svg:width="1.755cm" svg:height="1.301cm" svg:x="12.419cm" svg:y="17.642cm">
          <draw:text-box>
            <text:p text:style-name="P5"><text:span text:style-name="T11">RALT+D</text:span></text:p>
          </draw:text-box>
        </draw:frame>
        <draw:frame draw:style-name="gr30" draw:text-style-name="P20" draw:layer="layout" svg:width="1.733cm" svg:height="1.301cm" svg:x="12.717cm" svg:y="19.915cm">
          <draw:text-box>
            <text:p text:style-name="P5"><text:span text:style-name="T11">RALT+S</text:span></text:p>
          </draw:text-box>
        </draw:frame>
        <draw:frame draw:style-name="gr31" draw:text-style-name="P24" draw:layer="layout" svg:width="1.704cm" svg:height="1.301cm" svg:x="14.655cm" svg:y="15.869cm">
          <draw:text-box>
            <text:p text:style-name="P5"><text:span text:style-name="T12">RALT+F</text:span></text:p>
          </draw:text-box>
        </draw:frame>
        <draw:frame draw:style-name="gr31" draw:text-style-name="P23" draw:layer="layout" svg:width="1.704cm" svg:height="1.301cm" svg:x="8.155cm" svg:y="22.07cm">
          <draw:text-box>
            <text:p text:style-name="P5"><text:span text:style-name="T11">RALT+0</text:span></text:p>
          </draw:text-box>
        </draw:frame>
        <draw:frame draw:style-name="gr11" draw:text-style-name="P20" draw:layer="layout" svg:width="2.483cm" svg:height="1.301cm" svg:x="10.608cm" svg:y="22.016cm">
          <draw:text-box>
            <text:p text:style-name="P5"><text:span text:style-name="T11">RALT+O</text:span></text:p>
          </draw:text-box>
        </draw:frame>
        <draw:frame draw:style-name="gr32" draw:text-style-name="P20" draw:layer="layout" svg:width="1.564cm" svg:height="1.301cm" svg:x="5.527cm" svg:y="21.97cm">
          <draw:text-box>
            <text:p text:style-name="P5"><text:span text:style-name="T11">RALT+I</text:span></text:p>
          </draw:text-box>
        </draw:frame>
        <draw:frame draw:style-name="gr33" draw:text-style-name="P24" draw:layer="layout" svg:width="1.75cm" svg:height="1.301cm" svg:x="14.555cm" svg:y="17.469cm">
          <draw:text-box>
            <text:p text:style-name="P5"><text:span text:style-name="T12">RALT+G</text:span></text:p>
          </draw:text-box>
        </draw:frame>
        <draw:custom-shape draw:style-name="gr15" draw:text-style-name="P14" draw:layer="layout" svg:width="1cm" svg:height="1cm" svg:x="17.835cm" svg:y="2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5" draw:layer="layout" svg:width="3.179cm" svg:height="0.799cm" svg:x="17.455cm" svg:y="19.47cm" svg:viewBox="0 0 3180 800" svg:d="M0 119c0-66 97-119 221-119h2740c120 0 219 53 219 119v561c0 67-99 120-219 120h-2740c-124 0-221-53-221-120z">
          <text:p/>
        </draw:path>
        <draw:frame draw:style-name="gr34" draw:text-style-name="P25" draw:layer="layout" svg:width="2.856cm" svg:height="0.779cm" svg:x="17.599cm" svg:y="19.526cm">
          <draw:text-box>
            <text:p text:style-name="P5"><text:span text:style-name="T13">RALT+V RALT+B</text:span></text:p>
          </draw:text-box>
        </draw:frame>
        <draw:line draw:style-name="gr18" draw:text-style-name="P17" draw:layer="layout" svg:x1="18.355cm" svg:y1="23.47cm" svg:x2="16.755cm" svg:y2="19.17cm">
          <text:p/>
        </draw:line>
        <draw:frame draw:style-name="gr35" draw:text-style-name="P18" draw:layer="layout" svg:width="2.188cm" svg:height="1.301cm" draw:transform="rotate (1.5707963267949) translate (15.37cm 23.77cm)">
          <draw:text-box>
            <text:p text:style-name="P13"><text:span text:style-name="T10">RCTRL+V</text:span></text:p>
          </draw:text-box>
        </draw:frame>
        <draw:path draw:style-name="gr16" draw:text-style-name="P15" draw:layer="layout" svg:width="3.499cm" svg:height="0.898cm" svg:x="16.555cm" svg:y="18.27cm" svg:viewBox="0 0 3500 899" svg:d="M0 134c0-74 108-134 243-134h3015c133 0 242 60 242 134v630c0 75-109 135-242 135h-3015c-135 0-243-60-243-135z">
          <text:p/>
        </draw:path>
        <draw:frame draw:style-name="gr36" draw:text-style-name="P16" draw:layer="layout" svg:width="3.084cm" svg:height="0.779cm" svg:x="16.746cm" svg:y="18.335cm">
          <draw:text-box>
            <text:p text:style-name="P5"><text:span text:style-name="T9">RCTRL+RSHIFT+P</text:span></text:p>
            <text:p text:style-name="P5"><text:span text:style-name="T9">RALT+RSHIFT+P</text:span></text:p>
          </draw:text-box>
        </draw:frame>
        <draw:frame draw:style-name="gr4" draw:text-style-name="P21" draw:layer="layout" svg:width="1.691cm" svg:height="1.301cm" svg:x="10.244cm" svg:y="19.97cm">
          <draw:text-box>
            <text:p text:style-name="P5"><text:span text:style-name="T11">RALT+9</text:span></text:p>
          </draw:text-box>
        </draw:frame>
        <draw:frame draw:style-name="gr37" draw:text-style-name="P21" draw:layer="layout" svg:width="1.708cm" svg:height="1.301cm" svg:x="8.155cm" svg:y="19.969cm">
          <draw:text-box>
            <text:p text:style-name="P5"><text:span text:style-name="T11">RALT+8</text:span></text:p>
          </draw:text-box>
        </draw:frame>
        <draw:line draw:style-name="gr18" draw:text-style-name="P17" draw:layer="layout" svg:x1="19.155cm" svg:y1="22.57cm" svg:x2="20.255cm" svg:y2="20.27cm">
          <text:p/>
        </draw:line>
        <draw:line draw:style-name="gr18" draw:text-style-name="P17" draw:layer="layout" svg:x1="17.555cm" svg:y1="22.57cm" svg:x2="20.229cm" svg:y2="20.263cm">
          <text:p/>
        </draw:line>
        <draw:line draw:style-name="gr18" draw:text-style-name="P17" draw:layer="layout" svg:x1="18.355cm" svg:y1="21.67cm" svg:x2="16.787cm" svg:y2="19.161cm">
          <text:p/>
        </draw:line>
        <draw:frame draw:style-name="gr20" draw:text-style-name="P19" draw:layer="layout" svg:width="2.594cm" svg:height="1.301cm" draw:transform="rotate (0.653102206096278) translate (16.604cm 25.437cm)">
          <draw:text-box>
            <text:p text:style-name="P5"><text:span text:style-name="T10">RCTRL+B</text:span></text:p>
          </draw:text-box>
        </draw:frame>
        <draw:path draw:style-name="gr5" draw:text-style-name="P7" draw:layer="layout" svg:width="5.916cm" svg:height="0.898cm" svg:x="1.455cm" svg:y="13.97cm" svg:viewBox="0 0 5917 899" svg:d="M5917 135c0-74-182-135-411-135h-5098c-222 0-408 61-408 135v630c0 74 186 134 408 134h5098c229 0 411-60 411-134z">
          <text:p/>
        </draw:path>
        <draw:frame draw:style-name="gr13" draw:text-style-name="P12" draw:layer="layout" svg:width="5.082cm" svg:height="0.693cm" svg:x="1.955cm" svg:y="14.077cm">
          <draw:text-box>
            <text:p text:style-name="P5"><text:span text:style-name="T7">MODE 1 – Keys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18.44cm" svg:height="11.35cm" svg:x="1.455cm" svg:y="15.02cm">
          <draw:image xlink:href="Pictures/10000201000002B9000001ADB95DA6C8A593961E.png" xlink:type="simple" xlink:show="embed" xlink:actuate="onLoad" loext:mime-type="image/png">
            <text:p/>
          </draw:image>
        </draw:frame>
        <draw:frame draw:style-name="gr1" draw:text-style-name="P1" draw:layer="layout" svg:width="18.44cm" svg:height="11.35cm" svg:x="1.515cm" svg:y="3.67cm">
          <draw:image xlink:href="Pictures/10000201000002B9000001ADB95DA6C8A593961E.png" xlink:type="simple" xlink:show="embed" xlink:actuate="onLoad" loext:mime-type="image/png">
            <text:p/>
          </draw:image>
        </draw:frame>
        <draw:frame draw:style-name="gr2" draw:text-style-name="P3" draw:layer="layout" svg:width="5.159cm" svg:height="0.8cm" svg:x="15.655cm" svg:y="2.77cm">
          <draw:text-box>
            <text:p text:style-name="P2"><text:span text:style-name="T1">DCS <text:s/>Ka-50 <text:s text:c="2"/>v 1.1</text:span></text:p>
          </draw:text-box>
        </draw:frame>
        <draw:frame draw:style-name="gr3" draw:text-style-name="P4" draw:layer="layout" svg:width="5.589cm" svg:height="1.271cm" svg:x="15.155cm" svg:y="1.371cm">
          <draw:text-box>
            <text:p><text:span text:style-name="T2"><text:s text:c="23"/></text:span><text:span text:style-name="T2">Logitech G13 Keypad</text:span></text:p>
            <text:p><text:span text:style-name="T3"><text:s text:c="115"/></text:span><text:span text:style-name="T3">BY MAZEX</text:span></text:p>
          </draw:text-box>
        </draw:frame>
        <draw:frame draw:style-name="gr4" draw:text-style-name="P26" draw:layer="layout" svg:width="1.691cm" svg:height="1.301cm" svg:x="8.335cm" svg:y="4.269cm">
          <draw:text-box>
            <text:p text:style-name="P5"><text:span text:style-name="T14"><text:s text:c="4"/></text:span><text:span text:style-name="T14">4</text:span></text:p>
          </draw:text-box>
        </draw:frame>
        <draw:path draw:style-name="gr38" draw:text-style-name="P27" draw:layer="layout" svg:width="5.916cm" svg:height="0.898cm" svg:x="1.722cm" svg:y="2.21cm" svg:viewBox="0 0 5917 899" svg:d="M5917 135c0-74-182-135-411-135h-5098c-222 0-408 61-408 135v630c0 74 186 134 408 134h5098c229 0 411-60 411-134z">
          <text:p/>
        </draw:path>
        <draw:frame draw:style-name="gr4" draw:text-style-name="P26" draw:layer="layout" svg:width="1.691cm" svg:height="1.301cm" svg:x="6.35cm" svg:y="4.274cm">
          <draw:text-box>
            <text:p text:style-name="P5"><text:span text:style-name="T14"><text:s text:c="3"/></text:span><text:span text:style-name="T14">3</text:span></text:p>
          </draw:text-box>
        </draw:frame>
        <draw:frame draw:style-name="gr4" draw:text-style-name="P26" draw:layer="layout" svg:width="1.691cm" svg:height="1.301cm" svg:x="10.409cm" svg:y="4.275cm">
          <draw:text-box>
            <text:p text:style-name="P5"><text:span text:style-name="T14"><text:s text:c="4"/></text:span><text:span text:style-name="T14">5</text:span></text:p>
          </draw:text-box>
        </draw:frame>
        <draw:frame draw:style-name="gr6" draw:text-style-name="P28" draw:layer="layout" svg:width="0.002cm" svg:height="0.937cm" svg:x="11.435cm" svg:y="5.17cm">
          <draw:text-box>
            <text:p/>
          </draw:text-box>
        </draw:frame>
        <draw:frame draw:style-name="gr8" draw:text-style-name="P26" draw:layer="layout" svg:width="1.584cm" svg:height="1.301cm" svg:x="2.151cm" svg:y="4.27cm">
          <draw:text-box>
            <text:p text:style-name="P5"><text:span text:style-name="T14"><text:s text:c="3"/></text:span><text:span text:style-name="T14">1</text:span></text:p>
          </draw:text-box>
        </draw:frame>
        <draw:frame draw:style-name="gr4" draw:text-style-name="P26" draw:layer="layout" svg:width="1.691cm" svg:height="1.301cm" svg:x="4.252cm" svg:y="4.276cm">
          <draw:text-box>
            <text:p text:style-name="P5"><text:span text:style-name="T14"><text:s text:c="4"/></text:span><text:span text:style-name="T14">2</text:span></text:p>
          </draw:text-box>
        </draw:frame>
        <draw:frame draw:style-name="gr4" draw:text-style-name="P6" draw:layer="layout" svg:width="1.691cm" svg:height="1.301cm" svg:x="12.364cm" svg:y="4.27cm">
          <draw:text-box>
            <text:p text:style-name="P5"><text:span text:style-name="T4">Dec</text:span></text:p>
            <text:p text:style-name="P5"><text:span text:style-name="T4">rease</text:span></text:p>
          </draw:text-box>
        </draw:frame>
        <draw:frame draw:style-name="gr10" draw:text-style-name="P29" draw:layer="layout" svg:width="2.144cm" svg:height="1.301cm" svg:x="14.511cm" svg:y="4.37cm">
          <draw:text-box>
            <text:p text:style-name="P5"><text:span text:style-name="T15">Inc</text:span></text:p>
            <text:p text:style-name="P5"><text:span text:style-name="T15">Rease</text:span></text:p>
          </draw:text-box>
        </draw:frame>
        <draw:frame draw:style-name="gr13" draw:text-style-name="P12" draw:layer="layout" svg:width="5.082cm" svg:height="0.693cm" svg:x="2.173cm" svg:y="2.377cm">
          <draw:text-box>
            <text:p text:style-name="P5"><text:span text:style-name="T7">MODE 2 – ABRIS</text:span></text:p>
          </draw:text-box>
        </draw:frame>
        <draw:frame draw:style-name="gr14" draw:text-style-name="P30" draw:layer="layout" svg:width="1.949cm" svg:height="1.372cm" svg:x="14.555cm" svg:y="6.07cm">
          <draw:text-box>
            <text:p text:style-name="P5"><text:span text:style-name="T16">Push</text:span></text:p>
          </draw:text-box>
        </draw:frame>
        <draw:frame draw:style-name="gr22" draw:text-style-name="P26" draw:layer="layout" svg:width="1.691cm" svg:height="1.3cm" svg:x="8.264cm" svg:y="15.87cm">
          <draw:text-box>
            <text:p text:style-name="P5"><text:span text:style-name="T14"><text:s text:c="5"/></text:span><text:span text:style-name="T14">4</text:span></text:p>
          </draw:text-box>
        </draw:frame>
        <draw:frame draw:style-name="gr4" draw:text-style-name="P26" draw:layer="layout" svg:width="1.691cm" svg:height="1.301cm" svg:x="6.155cm" svg:y="15.869cm">
          <draw:text-box>
            <text:p text:style-name="P5"><text:span text:style-name="T14"><text:s text:c="5"/></text:span><text:span text:style-name="T14">3</text:span></text:p>
          </draw:text-box>
        </draw:frame>
        <draw:frame draw:style-name="gr4" draw:text-style-name="P26" draw:layer="layout" svg:width="1.691cm" svg:height="1.301cm" svg:x="10.349cm" svg:y="15.848cm">
          <draw:text-box>
            <text:p text:style-name="P5"><text:span text:style-name="T14"><text:s text:c="4"/></text:span><text:span text:style-name="T14">5</text:span></text:p>
          </draw:text-box>
        </draw:frame>
        <draw:frame draw:style-name="gr6" draw:text-style-name="P31" draw:layer="layout" svg:width="0.002cm" svg:height="0.937cm" svg:x="11.435cm" svg:y="16.77cm">
          <draw:text-box>
            <text:p/>
          </draw:text-box>
        </draw:frame>
        <draw:frame draw:style-name="gr26" draw:text-style-name="P26" draw:layer="layout" svg:width="2cm" svg:height="1.301cm" svg:x="1.755cm" svg:y="15.869cm">
          <draw:text-box>
            <text:p text:style-name="P5"><text:span text:style-name="T14"><text:s text:c="6"/></text:span><text:span text:style-name="T14">1</text:span></text:p>
          </draw:text-box>
        </draw:frame>
        <draw:frame draw:style-name="gr27" draw:text-style-name="P26" draw:layer="layout" svg:width="1.755cm" svg:height="1.301cm" svg:x="3.955cm" svg:y="15.87cm">
          <draw:text-box>
            <text:p text:style-name="P5"><text:span text:style-name="T14"><text:s text:c="5"/></text:span><text:span text:style-name="T14">2</text:span></text:p>
          </draw:text-box>
        </draw:frame>
        <draw:frame draw:style-name="gr29" draw:text-style-name="P26" draw:layer="layout" svg:width="1.738cm" svg:height="1.301cm" svg:x="12.417cm" svg:y="15.87cm">
          <draw:text-box>
            <text:p text:style-name="P5"><text:span text:style-name="T14"><text:s text:c="4"/></text:span><text:span text:style-name="T14">7</text:span></text:p>
          </draw:text-box>
        </draw:frame>
        <draw:frame draw:style-name="gr31" draw:text-style-name="P32" draw:layer="layout" svg:width="1.704cm" svg:height="1.301cm" svg:x="14.351cm" svg:y="15.869cm">
          <draw:text-box>
            <text:p text:style-name="P5"><text:span text:style-name="T17"><text:s text:c="4"/></text:span><text:span text:style-name="T17">8</text:span></text:p>
          </draw:text-box>
        </draw:frame>
        <draw:frame draw:style-name="gr33" draw:text-style-name="P32" draw:layer="layout" svg:width="1.75cm" svg:height="1.301cm" svg:x="14.355cm" svg:y="17.67cm">
          <draw:text-box>
            <text:p text:style-name="P5"><text:span text:style-name="T17"><text:s text:c="3"/></text:span><text:span text:style-name="T17">6</text:span></text:p>
          </draw:text-box>
        </draw:frame>
        <draw:custom-shape draw:style-name="gr39" draw:text-style-name="P33" draw:layer="layout" svg:width="2.4cm" svg:height="2.4cm" svg:x="16.855cm" svg:y="21.07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5" draw:text-style-name="P14" draw:layer="layout" svg:width="1cm" svg:height="1cm" svg:x="17.555cm" svg:y="2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8" draw:text-style-name="P27" draw:layer="layout" svg:width="5.916cm" svg:height="0.898cm" svg:x="1.538cm" svg:y="13.671cm" svg:viewBox="0 0 5917 899" svg:d="M5917 135c0-74-182-135-411-135h-5098c-222 0-408 61-408 135v630c0 74 186 134 408 134h5098c229 0 411-60 411-134z">
          <text:p/>
        </draw:path>
        <draw:frame draw:style-name="gr13" draw:text-style-name="P12" draw:layer="layout" svg:width="5.082cm" svg:height="0.693cm" svg:x="1.989cm" svg:y="13.838cm">
          <draw:text-box>
            <text:p text:style-name="P5"><text:span text:style-name="T7">MODE 2 – Keys</text:span></text:p>
          </draw:text-box>
        </draw:frame>
        <draw:custom-shape draw:style-name="gr39" draw:text-style-name="P33" draw:layer="layout" svg:width="2.4cm" svg:height="2.4cm" svg:x="16.956cm" svg:y="9.671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5" draw:text-style-name="P14" draw:layer="layout" svg:width="1cm" svg:height="1cm" svg:x="17.656cm" svg:y="10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master-page3">
        <draw:frame draw:style-name="gr1" draw:text-style-name="P1" draw:layer="layout" svg:width="18.44cm" svg:height="11.35cm" svg:x="1.415cm" svg:y="15.37cm">
          <draw:image xlink:href="Pictures/10000201000002B9000001ADBE465E225005E22C.png" xlink:type="simple" xlink:show="embed" xlink:actuate="onLoad" loext:mime-type="image/png">
            <text:p/>
          </draw:image>
        </draw:frame>
        <draw:frame draw:style-name="gr1" draw:text-style-name="P1" draw:layer="layout" svg:width="18.44cm" svg:height="11.35cm" svg:x="1.455cm" svg:y="3.52cm">
          <draw:image xlink:href="Pictures/10000201000002B9000001ADBE465E225005E22C.png" xlink:type="simple" xlink:show="embed" xlink:actuate="onLoad" loext:mime-type="image/png">
            <text:p/>
          </draw:image>
        </draw:frame>
        <draw:frame draw:style-name="gr2" draw:text-style-name="P34" draw:layer="layout" svg:width="5.159cm" svg:height="0.8cm" svg:x="15.655cm" svg:y="2.77cm">
          <draw:text-box>
            <text:p text:style-name="P2"><text:span text:style-name="T18">DCS <text:s/>Ka-50 <text:s text:c="2"/>v 1.1</text:span></text:p>
          </draw:text-box>
        </draw:frame>
        <draw:frame draw:style-name="gr3" draw:text-style-name="P4" draw:layer="layout" svg:width="5.589cm" svg:height="1.271cm" svg:x="15.155cm" svg:y="1.371cm">
          <draw:text-box>
            <text:p><text:span text:style-name="T2"><text:s text:c="23"/></text:span><text:span text:style-name="T2">Logitech G13 Keypad</text:span></text:p>
            <text:p><text:span text:style-name="T3"><text:s text:c="115"/></text:span><text:span text:style-name="T3">BY MAZEX</text:span></text:p>
          </draw:text-box>
        </draw:frame>
        <draw:path draw:style-name="gr40" draw:text-style-name="P35" draw:layer="layout" svg:width="5.916cm" svg:height="0.898cm" svg:x="1.722cm" svg:y="2.21cm" svg:viewBox="0 0 5917 899" svg:d="M5917 135c0-74-182-135-411-135h-5098c-222 0-408 61-408 135v630c0 74 186 134 408 134h5098c229 0 411-60 411-134z">
          <text:p/>
        </draw:path>
        <draw:frame draw:style-name="gr4" draw:text-style-name="P8" draw:layer="layout" svg:width="1.691cm" svg:height="1.301cm" svg:x="6.264cm" svg:y="8.27cm">
          <draw:text-box>
            <text:p text:style-name="P5"><text:span text:style-name="T4">Wing</text:span></text:p>
            <text:p text:style-name="P5"><text:span text:style-name="T4">2</text:span></text:p>
          </draw:text-box>
        </draw:frame>
        <draw:frame draw:style-name="gr4" draw:text-style-name="P36" draw:layer="layout" svg:width="1.691cm" svg:height="1.301cm" svg:x="8.321cm" svg:y="6.292cm">
          <draw:text-box>
            <text:p text:style-name="P5"><text:span text:style-name="T19"><text:s/></text:span><text:span text:style-name="T19">TGT 2</text:span></text:p>
            <text:p text:style-name="P5"><text:span text:style-name="T19">SAM</text:span></text:p>
          </draw:text-box>
        </draw:frame>
        <draw:frame draw:style-name="gr41" draw:text-style-name="P10" draw:layer="layout" svg:width="1.831cm" svg:height="1.301cm" svg:x="6.16cm" svg:y="6.273cm">
          <draw:text-box>
            <text:p text:style-name="P5"><text:span text:style-name="T5">TGT 1</text:span></text:p>
            <text:p text:style-name="P5"><text:span text:style-name="T5">Vehicle</text:span></text:p>
          </draw:text-box>
        </draw:frame>
        <draw:frame draw:style-name="gr42" draw:text-style-name="P36" draw:layer="layout" svg:width="1.403cm" svg:height="1.301cm" svg:x="10.355cm" svg:y="6.27cm">
          <draw:text-box>
            <text:p text:style-name="P5"><text:span text:style-name="T19">TGT 3</text:span></text:p>
            <text:p text:style-name="P5"><text:span text:style-name="T19">Other</text:span></text:p>
          </draw:text-box>
        </draw:frame>
        <draw:frame draw:style-name="gr4" draw:text-style-name="P6" draw:layer="layout" svg:width="1.691cm" svg:height="1.301cm" svg:x="4.035cm" svg:y="8.37cm">
          <draw:text-box>
            <text:p text:style-name="P5"><text:span text:style-name="T4">Wing</text:span></text:p>
            <text:p text:style-name="P5"><text:span text:style-name="T4">1</text:span></text:p>
          </draw:text-box>
        </draw:frame>
        <draw:frame draw:style-name="gr4" draw:text-style-name="P36" draw:layer="layout" svg:width="1.691cm" svg:height="1.301cm" svg:x="12.264cm" svg:y="6.269cm">
          <draw:text-box>
            <text:p text:style-name="P5"><text:span text:style-name="T20">Ref.</text:span></text:p>
            <text:p text:style-name="P5"><text:span text:style-name="T20">Point</text:span></text:p>
          </draw:text-box>
        </draw:frame>
        <draw:frame draw:style-name="gr4" draw:text-style-name="P6" draw:layer="layout" svg:width="1.691cm" svg:height="1.301cm" svg:x="12.747cm" svg:y="8.315cm">
          <draw:text-box>
            <text:p text:style-name="P5"><text:span text:style-name="T4">To</text:span></text:p>
            <text:p text:style-name="P5"><text:span text:style-name="T4">All</text:span></text:p>
          </draw:text-box>
        </draw:frame>
        <draw:frame draw:style-name="gr4" draw:text-style-name="P37" draw:layer="layout" svg:width="1.691cm" svg:height="1.301cm" svg:x="8.315cm" svg:y="10.269cm">
          <draw:text-box>
            <text:p text:style-name="P5"><text:span text:style-name="T21">Ingress</text:span></text:p>
            <text:p text:style-name="P5"><text:span text:style-name="T21">To</text:span></text:p>
            <text:p text:style-name="P5"><text:span text:style-name="T21">Target</text:span></text:p>
          </draw:text-box>
        </draw:frame>
        <draw:frame draw:style-name="gr11" draw:text-style-name="P6" draw:layer="layout" svg:width="2.483cm" svg:height="1.301cm" svg:x="10.655cm" svg:y="10.27cm">
          <draw:text-box>
            <text:p text:style-name="P5"><text:span text:style-name="T4">Send</text:span></text:p>
            <text:p text:style-name="P5"><text:span text:style-name="T4">Memory</text:span></text:p>
          </draw:text-box>
        </draw:frame>
        <draw:frame draw:style-name="gr12" draw:text-style-name="P6" draw:layer="layout" svg:width="1.928cm" svg:height="1.301cm" svg:x="5.648cm" svg:y="10.249cm">
          <draw:text-box>
            <text:p text:style-name="P5"><text:span text:style-name="T4">Clear</text:span></text:p>
          </draw:text-box>
        </draw:frame>
        <draw:frame draw:style-name="gr13" draw:text-style-name="P12" draw:layer="layout" svg:width="5.277cm" svg:height="0.693cm" svg:x="2.173cm" svg:y="2.377cm">
          <draw:text-box>
            <text:p text:style-name="P5"><text:span text:style-name="T7">MODE 3 – PRTz DL</text:span></text:p>
          </draw:text-box>
        </draw:frame>
        <draw:frame draw:style-name="gr4" draw:text-style-name="P8" draw:layer="layout" svg:width="1.691cm" svg:height="1.301cm" svg:x="10.415cm" svg:y="8.27cm">
          <draw:text-box>
            <text:p text:style-name="P5"><text:span text:style-name="T4">Wing</text:span></text:p>
            <text:p text:style-name="P5"><text:span text:style-name="T4">4</text:span></text:p>
          </draw:text-box>
        </draw:frame>
        <draw:frame draw:style-name="gr4" draw:text-style-name="P8" draw:layer="layout" svg:width="1.691cm" svg:height="1.301cm" svg:x="8.355cm" svg:y="8.27cm">
          <draw:text-box>
            <text:p text:style-name="P5"><text:span text:style-name="T4">Wing</text:span></text:p>
            <text:p text:style-name="P5"><text:span text:style-name="T4">3</text:span></text:p>
          </draw:text-box>
        </draw:frame>
        <draw:frame draw:style-name="gr4" draw:text-style-name="P38" draw:layer="layout" svg:width="1.691cm" svg:height="1.301cm" svg:x="6.264cm" svg:y="19.969cm">
          <draw:text-box>
            <text:p text:style-name="P5"><text:span text:style-name="T22">Left</text:span></text:p>
            <text:p text:style-name="P5"><text:span text:style-name="T22">CTRL+2</text:span></text:p>
          </draw:text-box>
        </draw:frame>
        <draw:frame draw:style-name="gr43" draw:text-style-name="P39" draw:layer="layout" svg:width="1.7cm" svg:height="1.6cm" svg:x="8.255cm" svg:y="17.87cm">
          <draw:text-box>
            <text:p text:style-name="P5"><text:span text:style-name="T22">Left</text:span></text:p>
            <text:p text:style-name="P5"><text:span text:style-name="T22">SHIFT+2</text:span></text:p>
          </draw:text-box>
        </draw:frame>
        <draw:frame draw:style-name="gr44" draw:text-style-name="P39" draw:layer="layout" svg:width="1.9cm" svg:height="1.301cm" svg:x="6.255cm" svg:y="18.07cm">
          <draw:text-box>
            <text:p text:style-name="P5"><text:span text:style-name="T22">Left</text:span></text:p>
            <text:p text:style-name="P5"><text:span text:style-name="T22">SHIFT+1</text:span></text:p>
          </draw:text-box>
        </draw:frame>
        <draw:frame draw:style-name="gr6" draw:text-style-name="P40" draw:layer="layout" svg:width="0.002cm" svg:height="0.937cm" svg:x="11.435cm" svg:y="16.77cm">
          <draw:text-box>
            <text:p/>
          </draw:text-box>
        </draw:frame>
        <draw:frame draw:style-name="gr45" draw:text-style-name="P39" draw:layer="layout" svg:width="1.683cm" svg:height="1.5cm" svg:x="10.355cm" svg:y="17.93cm">
          <draw:text-box>
            <text:p text:style-name="P5"><text:span text:style-name="T22">Left</text:span></text:p>
            <text:p text:style-name="P5"><text:span text:style-name="T22">SHIFT+3</text:span></text:p>
          </draw:text-box>
        </draw:frame>
        <draw:frame draw:style-name="gr27" draw:text-style-name="P39" draw:layer="layout" svg:width="1.755cm" svg:height="1.301cm" svg:x="4cm" svg:y="20.069cm">
          <draw:text-box>
            <text:p text:style-name="P5"><text:span text:style-name="T22">Left</text:span></text:p>
            <text:p text:style-name="P5"><text:span text:style-name="T22">CTRL+1</text:span></text:p>
          </draw:text-box>
        </draw:frame>
        <draw:frame draw:style-name="gr27" draw:text-style-name="P39" draw:layer="layout" svg:width="1.755cm" svg:height="1.301cm" svg:x="12.355cm" svg:y="18.069cm">
          <draw:text-box>
            <text:p text:style-name="P5"><text:span text:style-name="T22">Left</text:span></text:p>
            <text:p text:style-name="P5"><text:span text:style-name="T22">SHIFT+4</text:span></text:p>
          </draw:text-box>
        </draw:frame>
        <draw:frame draw:style-name="gr30" draw:text-style-name="P39" draw:layer="layout" svg:width="1.733cm" svg:height="1.301cm" svg:x="12.522cm" svg:y="20.069cm">
          <draw:text-box>
            <text:p text:style-name="P5"><text:span text:style-name="T22">Left</text:span></text:p>
            <text:p text:style-name="P5"><text:span text:style-name="T22">CTRL+5</text:span></text:p>
          </draw:text-box>
        </draw:frame>
        <draw:frame draw:style-name="gr31" draw:text-style-name="P41" draw:layer="layout" svg:width="1.704cm" svg:height="1.301cm" svg:x="8.355cm" svg:y="22.069cm">
          <draw:text-box>
            <text:p text:style-name="P5"><text:span text:style-name="T22">Left</text:span></text:p>
            <text:p text:style-name="P5"><text:span text:style-name="T22">SHIFT+Y</text:span></text:p>
          </draw:text-box>
        </draw:frame>
        <draw:frame draw:style-name="gr46" draw:text-style-name="P39" draw:layer="layout" svg:width="2.483cm" svg:height="1.147cm" svg:x="10.672cm" svg:y="22.17cm">
          <draw:text-box>
            <text:p text:style-name="P5"><text:span text:style-name="T22">Left</text:span></text:p>
            <text:p text:style-name="P5"><text:span text:style-name="T22">SHIFT+U</text:span></text:p>
          </draw:text-box>
        </draw:frame>
        <draw:frame draw:style-name="gr47" draw:text-style-name="P39" draw:layer="layout" svg:width="1.628cm" svg:height="1.301cm" svg:x="5.555cm" svg:y="22.07cm">
          <draw:text-box>
            <text:p text:style-name="P5"><text:span text:style-name="T22">Left</text:span></text:p>
            <text:p text:style-name="P5"><text:span text:style-name="T22">SHIFT+T</text:span></text:p>
          </draw:text-box>
        </draw:frame>
        <draw:frame draw:style-name="gr4" draw:text-style-name="P38" draw:layer="layout" svg:width="1.691cm" svg:height="1.301cm" svg:x="10.455cm" svg:y="19.97cm">
          <draw:text-box>
            <text:p text:style-name="P5"><text:span text:style-name="T22">Left</text:span></text:p>
            <text:p text:style-name="P5"><text:span text:style-name="T22">CTRL+4</text:span></text:p>
          </draw:text-box>
        </draw:frame>
        <draw:frame draw:style-name="gr37" draw:text-style-name="P38" draw:layer="layout" svg:width="1.708cm" svg:height="1.301cm" svg:x="8.255cm" svg:y="20.069cm">
          <draw:text-box>
            <text:p text:style-name="P5"><text:span text:style-name="T22">Left</text:span></text:p>
            <text:p text:style-name="P5"><text:span text:style-name="T22">CTRL+3</text:span></text:p>
          </draw:text-box>
        </draw:frame>
        <draw:path draw:style-name="gr40" draw:text-style-name="P35" draw:layer="layout" svg:width="5.916cm" svg:height="0.898cm" svg:x="1.455cm" svg:y="14.371cm" svg:viewBox="0 0 5917 899" svg:d="M5917 135c0-74-182-135-411-135h-5098c-222 0-408 61-408 135v630c0 74 186 134 408 134h5098c229 0 411-60 411-134z">
          <text:p/>
        </draw:path>
        <draw:frame draw:style-name="gr13" draw:text-style-name="P12" draw:layer="layout" svg:width="5.082cm" svg:height="0.693cm" svg:x="1.906cm" svg:y="14.538cm">
          <draw:text-box>
            <text:p text:style-name="P5"><text:span text:style-name="T7">MODE 3 – Keys</text:span></text:p>
          </draw:text-box>
        </draw:frame>
        <draw:custom-shape draw:style-name="gr39" draw:text-style-name="P42" draw:layer="layout" svg:width="2.4cm" svg:height="2.4cm" svg:x="16.755cm" svg:y="21.27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5" draw:text-style-name="P43" draw:layer="layout" svg:width="1cm" svg:height="1cm" svg:x="17.455cm" svg:y="2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4" draw:layer="layout" svg:width="2.4cm" svg:height="2.4cm" svg:x="16.855cm" svg:y="9.47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5" draw:text-style-name="P45" draw:layer="layout" svg:width="1cm" svg:height="1cm" svg:x="17.555cm" svg:y="10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master-page3">
        <draw:frame draw:style-name="gr48" draw:text-style-name="P1" draw:layer="layout" svg:width="18.797cm" svg:height="11.569cm" svg:x="1.155cm" svg:y="3.401cm">
          <draw:image xlink:href="Pictures/10000000000002B9000001AD7A87DEB860FEE028.png" xlink:type="simple" xlink:show="embed" xlink:actuate="onLoad" loext:mime-type="image/png">
            <text:p/>
          </draw:image>
        </draw:frame>
        <draw:path draw:style-name="gr38" draw:text-style-name="P27" draw:layer="layout" svg:width="5.816cm" svg:height="0.898cm" svg:x="1.638cm" svg:y="2.57cm" svg:viewBox="0 0 5817 899" svg:d="M5817 135c0-74-179-135-404-135h-5012c-219 0-401 61-401 135v630c0 74 182 134 401 134h5012c225 0 404-60 404-134z">
          <text:p/>
        </draw:path>
        <draw:custom-shape draw:style-name="gr39" draw:text-style-name="P33" draw:layer="layout" svg:width="2.4cm" svg:height="2.4cm" svg:x="16.846cm" svg:y="9.471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custom-shape draw:style-name="gr15" draw:text-style-name="P14" draw:layer="layout" svg:width="1cm" svg:height="1cm" svg:x="17.546cm" svg:y="10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7" draw:layer="layout" svg:x1="17.945cm" svg:y1="10.77cm" svg:x2="19.645cm" svg:y2="8.87cm">
          <text:p/>
        </draw:line>
        <draw:path draw:style-name="gr16" draw:text-style-name="P15" draw:layer="layout" svg:width="1.957cm" svg:height="0.898cm" svg:x="18.667cm" svg:y="7.97cm" svg:viewBox="0 0 1958 899" svg:d="M0 134c0-74 60-134 136-134h1687c74 0 135 60 135 134v630c0 75-61 135-135 135h-1687c-76 0-136-60-136-135z">
          <text:p/>
        </draw:path>
        <draw:line draw:style-name="gr18" draw:text-style-name="P17" draw:layer="layout" svg:x1="17.245cm" svg:y1="10.07cm" svg:x2="18.045cm" svg:y2="7.47cm">
          <text:p/>
        </draw:line>
        <draw:path draw:style-name="gr16" draw:text-style-name="P15" draw:layer="layout" svg:width="2.69cm" svg:height="0.898cm" svg:x="17.355cm" svg:y="6.771cm" svg:viewBox="0 0 2691 899" svg:d="M0 134c0-74 83-134 187-134h2318c102 0 186 60 186 134v630c0 75-84 135-186 135h-2318c-104 0-187-60-187-135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Bahnschrift SemiBold1" svg:font-family="'Bahnschrift SemiBol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Liberation Serif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27cm" fo:margin-bottom="1.27cm" fo:margin-left="0.955cm" fo:margin-right="0.95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12-20T00:00:45.298000000</dc:date>
    <meta:editing-duration>PT8H23M20S</meta:editing-duration>
    <meta:editing-cycles>70</meta:editing-cycles>
    <meta:generator>LibreOffice/6.3.3.2$Windows_x86 LibreOffice_project/a64200df03143b798afd1ec74a12ab50359878ed</meta:generator>
    <meta:print-date>2019-05-18T15:14:40.849000000</meta:print-date>
    <meta:document-statistic meta:object-count="151"/>
  </office:meta>
</office:document-meta>
</file>